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Heading_20_2" style:master-page-name="">
      <style:paragraph-properties style:page-number="auto" fo:break-before="page"/>
    </style:style>
    <style:style style:name="P47" style:family="paragraph" style:parent-style-name="Corps_20_de_20_texte.Paragraph" style:list-style-name="L20">
      <style:paragraph-properties fo:margin-left="1.251cm" fo:margin-right="0cm" fo:text-indent="0cm" style:auto-text-indent="false"/>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20">
      <style:paragraph-properties fo:margin-left="1.251cm" fo:margin-right="0cm" fo:text-indent="0cm" style:auto-text-indent="false"/>
    </style:style>
    <style:style style:name="P81" style:family="paragraph" style:parent-style-name="Text_20_body" style:list-style-name="L25">
      <style:paragraph-properties fo:margin-left="1.251cm" fo:margin-right="0cm" fo:text-indent="0cm" style:auto-text-indent="false"/>
    </style:style>
    <style:style style:name="P82" style:family="paragraph" style:parent-style-name="Text_20_body" style:list-style-name="L31">
      <style:paragraph-properties fo:margin-left="2.205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29.oxt&#13;Update file created : OOfword-L.update.xml&#13;&#13;23.06.2021 21:31:5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Extension : <text:file-name text:display="name">ooHbReport</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62708995"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16397957" text:style-name="L2">
        <text:list-item>
          <text:p text:style-name="P50">Version 2.1.0 :</text:p>
        </text:list-item>
      </text:list>
      <text:list xml:id="list1046943462" text:style-name="L3">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 xml:id="list155100189954899" text:continue-list="list316397957" text:style-name="L2">
        <text:list-item>
          <text:p text:style-name="P50">Version 2.0.0 :</text:p>
        </text:list-item>
      </text:list>
      <text:list xml:id="list2146382683" text:style-name="L4">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 xml:id="list155101913250842" text:continue-list="list155100189954899" text:style-name="L2">
        <text:list-item>
          <text:p text:style-name="P50">Version 1.5.3 :</text:p>
        </text:list-item>
      </text:list>
      <text:list xml:id="list2209064240" text:style-name="L5">
        <text:list-item>
          <text:p text:style-name="P53">Help pages containing an hyperlink to an OpenOffice.org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org changes, text «notes» are now called text «comments».</text:p>
        </text:list-item>
      </text:list>
      <text:list xml:id="list155100370226239" text:continue-list="list155101913250842" text:style-name="L2">
        <text:list-item>
          <text:p text:style-name="P50">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435405466" text:style-name="L6">
        <text:list-item>
          <text:p text:style-name="P54">Basic library Standard, Module1 : your instruction inside the Sub myExtension</text:p>
        </text:list-item>
        <text:list-item>
          <text:p text:style-name="P54">Localized tooltip texts</text:p>
        </text:list-item>
        <text:list-item>
          <text:p text:style-name="P54">Localized description texts</text:p>
        </text:list-item>
        <text:list-item>
          <text:p text:style-name="P54">Localized license texts</text:p>
        </text:list-item>
        <text:list-item>
          <text:p text:style-name="P54">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HbRepor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10005947" text:style-name="L7">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16831871" text:style-name="L8">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49332770" text:style-name="L9">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039727076" text:style-name="L10">
        <text:list-item text:start-value="1">
          <text:p text:style-name="P58">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7"><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65535079" text:style-name="L11">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2657275456" text:style-name="L12">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20971871" text:style-name="L13">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00991690" text:style-name="L14">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27524880" text:style-name="L15">
        <text:list-item>
          <text:p text:style-name="P63">Arg1 : <text:span text:style-name="InstructionMacro">String</text:span> : mandatory, type of control used for the button</text:p>
        </text:list-item>
      </text:list>
      <text:list xml:id="list277553177" text:style-name="L16">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31538700" text:style-name="L17">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97125746" text:style-name="L18">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20431922" text:style-name="L19">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975792749" text:style-name="L20">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53635182"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Arg1 : <text:span text:style-name="InstructionMacro">String</text:span> : mandatory ; property name</text:p>
        </text:list-item>
        <text:list-item>
          <text:p text:style-name="P69"><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98439173"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76907902"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37553897"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17947254" text:style-name="L25">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24143485" text:style-name="L26">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68410224" text:style-name="L27">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ext:soft-page-break/>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17427672" text:style-name="L28">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802061431" text:style-name="L29">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092543" text:style-name="L30">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043510553"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text:soft-page-break/>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06529252" text:style-name="L32">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HbRepor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08325021" text:style-name="L33">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text:soft-page-break/>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text:soft-page-break/>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text:soft-page-break/>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text:soft-page-break/>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text:soft-page-break/>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88373394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6752281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8198801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510398235466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text:soft-page-break/></text:p>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294530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86458177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2741127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5102877254084" text:continue-list="list288373394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5103066986788" text:continue-list="list15510398235466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55103838313374" text:continue-list="list15510287725408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HbRepor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55102484816421" text:continue-list="list15510383831337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55103072565175" text:continue-list="list152741127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55102350001564" text:continue-list="list15510306698678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5510245683583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5510323581692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55102780488329" text:continue-list="list15510248481642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55103878481347" text:continue-list="list38294530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55102803896506" text:continue-list="list15510278048832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5510261942335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5510241510228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55102914046611" text:continue-list="list15510307256517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55102878754652" text:continue-list="list15510323581692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5510397106069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5510284002602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55104421433882" text:continue-list="list15510241510228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55103814975695" text:continue-list="list15510387848134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55103655904104" text:continue-list="list15510442143388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5510368558984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HbRepor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78" meta:character-count="264197" meta:non-whitespace-character-count="222958"/>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HbReport", "0.0.1")
	setExtensionDescription("en, ru")
	'setIcon("Images/Onik.png")
	
	setDisplayName("en", "Inserts a Home Bank report table from clipboard, and format.")
	setDisplayName("ru", "Вставляет таблицу отчета Home Bank из буфера обмена и форматирует ее.")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Python", "./")
  'useLibrary("Basic", "UiBridge1/")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addSeparator
	    '--------------------------------
	    beginCommand
	      beginTitles("Writer")
	        setTitle("Update all first word", "en")
	        setTitle("Обновить врезки с первым словом", "ru")
	      endTitles
	      setURL("Python", "insfw.py", "update_all")
	      setImage("Images/FWUpd")
	    endCommand
	    '--------------------------------
	    beginCommand
	      beginTitles("Writer")
	        setTitle("Update first word on current page", "en")
	        setTitle("Обновить врезку с первым словом на текущей странице", "ru")
	      endTitles
	      setURL("Python", "insfw.py", "update_current_frame")
	      setImage("Images/FWUpdCurr")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Delete frame on current pagge", "en")
	        setTitle("Удалить врезку на текущей странице", "ru")
	      endTitles
	      setURL("Python", "insfw.py", "delete_current_frame")
	      setImage("Images/FWDel")
	    endCommand
	    '--------------------------------
		addSeparator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addSeparator
	'--------------------------------
    beginButton
      beginTitles("Writer")
        setTitle("Update all first word", "en")
        setTitle("Обновить врезки с первым словом", "ru")
      endTitles
      setURL("Python", "insfw.py", "update_all")
    endButton
	'--------------------------------
    beginButton
	  beginTitles("Writer")
	    setTitle("Update first word on current page", "en")
	    setTitle("Обновить врезку с первым словом на текущей странице", "ru")
	  endTitles
	  setURL("Python", "insfw.py", "update_current_frame")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Delete frame on current pagge", "en")
        setTitle("Удалить врезку на текущей странице", "ru")
      endTitles
      setURL("Python", "insfw.py", "delete_current_frame")
    endButton
	'--------------------------------
	addSeparator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